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CodeProExtraLight-Light" svg:font-family="SourceCodeProExtraLight-Light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799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1c1c1" style:text-outline="false" style:text-line-through-style="none" style:text-line-through-type="none" style:font-name="SourceCodeProExtraLight-Light" fo:font-size="1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ourceCodeProExtraLight-Light" style:font-size-asian="18.5pt" style:language-asian="none" style:country-asian="none" style:font-style-asian="normal" style:font-weight-asian="normal" style:font-name-complex="SourceCodeProExtraLight-Light" style:font-size-complex="1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2" table:number-columns-repeated="10" table:default-cell-style-name="ce2"/>
        <table:table-row table:style-name="ro1">
          <table:table-cell office:value-type="string" calcext:value-type="string">
            <text:p>0,9 -&gt; 5,9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8,0 -&gt; 0,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,4 -&gt; 3,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,2 -&gt; 2,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,0 -&gt; 7,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,4 -&gt; 2,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,9 -&gt; 2,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3,4 -&gt; 1,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,0 -&gt; 8,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5,5 -&gt; 8,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2">
          <table:table-cell table:style-name="Default"/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10"/>
        </table:table-row>
        <table:table-row table:style-name="ro3">
          <table:table-cell table:style-name="Default" office:value-type="string" calcext:value-type="string">
            <text:p>1,1 → 0,2</text:p>
          </table:table-cell>
          <table:table-cell table:number-columns-repeated="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CodeProExtraLight-Light" svg:font-family="SourceCodeProExtraLight-Light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23T20:50:15.527260692</meta:creation-date>
    <dc:date>2021-12-25T21:20:37.455829587</dc:date>
    <meta:editing-duration>P2DT9M56S</meta:editing-duration>
    <meta:editing-cycles>1</meta:editing-cycles>
    <meta:document-statistic meta:table-count="1" meta:cell-count="52" meta:object-count="0"/>
    <meta:generator>LibreOffice/7.1.1.2$MacOSX_X86_64 LibreOffice_project/fe0b08f4af1bacafe4c7ecc87ce55bb426164676</meta:generator>
  </office:meta>
</office:document-meta>
</file>